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Indd.xml" manifest:media-type="text/xml"/>
  <manifest:file-entry manifest:full-path="Basic/Publishing/unusedStyles.xml" manifest:media-type="text/xml"/>
  <manifest:file-entry manifest:full-path="Basic/Publishing/CleanManualFormat.xml" manifest:media-type="text/xml"/>
  <manifest:file-entry manifest:full-path="Basic/Publishing/pageBreaks.xml" manifest:media-type="text/xml"/>
  <manifest:file-entry manifest:full-path="Basic/Publishing/Toolbars.xml" manifest:media-type="text/xml"/>
  <manifest:file-entry manifest:full-path="Basic/Publishing/Libraries.xml" manifest:media-type="text/xml"/>
  <manifest:file-entry manifest:full-path="Basic/Publishing/Correction.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801cm" style:rel-column-width="10797*"/>
    </style:style>
    <style:style style:name="Таблица1.B" style:family="table-column">
      <style:table-column-properties style:column-width="8.532cm" style:rel-column-width="32889*"/>
    </style:style>
    <style:style style:name="Таблица1.C" style:family="table-column">
      <style:table-column-properties style:column-width="5.667cm" style:rel-column-width="21849*"/>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2.801cm" style:rel-column-width="10797*"/>
    </style:style>
    <style:style style:name="Таблица2.B" style:family="table-column">
      <style:table-column-properties style:column-width="8.532cm" style:rel-column-width="32889*"/>
    </style:style>
    <style:style style:name="Таблица2.C" style:family="table-column">
      <style:table-column-properties style:column-width="5.667cm" style:rel-column-width="21849*"/>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style style:name="P2"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Установить макросы"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Libraries.copyCorrectionToGlobal?language=Basic&amp;location=document" xlink:type="simple"/>
            </office:event-listeners>
          </form:button>
          <form:button form:name="Кнопка 2" form:control-implementation="ooo:com.sun.star.form.component.CommandButton" xml:id="control2" form:id="control2"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3" form:id="control3" form:label="Установить панель со всеми макрос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Данный файл содержит макросы, нажмите на кнопки для их установки</text:p>
      <text:p text:style-name="Standard"><draw:control text:anchor-type="as-char" svg:y="-0.381cm" draw:z-index="0" draw:name="Фигура1" draw:style-name="gr1" draw:text-style-name="P2" svg:width="4.261cm" svg:height="0.595cm" draw:control="control1"/><text:s text:c="7"/></text:p>
      <text:p text:style-name="Text_20_body">Панель с макросами для редактора</text:p>
      <text:p text:style-name="Text_20_body"><draw:control text:anchor-type="as-char" svg:y="-0.4cm" draw:z-index="1" draw:name="Фигура1" draw:style-name="gr1" draw:text-style-name="P2" svg:width="6.347cm" svg:height="0.595cm" draw:control="control2"/><text:s text:c="5"/></text:p>
      <text:p text:style-name="Text_20_body">Если после нажатия на кнопки «Установить макросы» и «Установить панель» ничего не происходит (не появляется новая панель наверху), то необходимо разрешить макросы.</text:p>
      <text:p text:style-name="Text_20_body">Сделать это можно так:</text:p>
      <text:p text:style-name="Text_20_body">Открыть меню (наверху) Сервис, в нем нажать пункт Параметры, в открывшимся окне выбрать в меню Libreoffice пункт Безопасность. Нажать кнопку «Безопасность макросов», выбрать Средний, нажать Ок, еще раз Ок.</text:p>
      <text:p text:style-name="Text_20_body">После этого закройте данный документ и откройте его снова. При открытии возникнет предупреждение о безопасности. Нажмите «Включить макросы». После этого еще раз нажмите на кнопки«Установить макросы» и «Установить панель»</text:p>
      <text:p text:style-name="Text_20_body">Панель со всеми доступными макросами</text:p>
      <text:p text:style-name="Text_20_body"><draw:control text:anchor-type="as-char" svg:y="-0.383cm" draw:z-index="2" draw:name="Фигура1" draw:style-name="gr1" draw:text-style-name="P2" svg:width="9.771cm" svg:height="0.595cm" draw:control="control3"/><text:s text:c="5"/></text:p>
      <text:h text:style-name="Heading_20_1" text:outline-level="1">Документация по макросам</text:h>
      <text:h text:style-name="Heading_20_2" text:outline-level="2">Макросы на панели редактора</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Table_20_Contents">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1.C2" office:value-type="string">
            <text:p text:style-name="Table_20_Contents">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Table_20_Contents">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3565068060" text:style-name="L1">
              <text:list-item>
                <text:p text:style-name="P1">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text:soft-page-break/>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1.C2" office:value-type="string">
            <text:p text:style-name="Table_20_Contents">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Table_20_Contents">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Table_20_Contents">Publishing.unusedStyles.executeRemoveUnusedStyles</text:p>
          </table:table-cell>
        </table:table-row>
        <table:table-row>
          <table:table-cell table:style-name="Таблица1.A2" office:value-type="string">
            <text:p text:style-name="Table_20_Contents">Goth2ArabicD</text:p>
          </table:table-cell>
          <table:table-cell table:style-name="Таблица1.A2" office:value-type="string">
            <text:p text:style-name="Table_20_Contents">Конвертирует все символы из шрифта WL LatinAllIn1Goth в шрифт ArabicD</text:p>
          </table:table-cell>
          <table:table-cell table:style-name="Таблица1.C2" office:value-type="string">
            <text:p text:style-name="Table_20_Contents">Publishing.Correction.executeGothToArabicD</text:p>
          </table:table-cell>
        </table:table-row>
        <table:table-row>
          <table:table-cell table:style-name="Таблица1.A2" office:value-type="string">
            <text:p text:style-name="Table_20_Contents">ArabicD2Goth</text:p>
          </table:table-cell>
          <table:table-cell table:style-name="Таблица1.A2" office:value-type="string">
            <text:p text:style-name="Table_20_Contents">Конвертирует все символы из шрифта ArabicD в шрифт WL LatinAllIn1Goth </text:p>
          </table:table-cell>
          <table:table-cell table:style-name="Таблица1.C2" office:value-type="string">
            <text:p text:style-name="Table_20_Contents">Publishing.Correction.executeArabicDToGoth</text:p>
          </table:table-cell>
        </table:table-row>
      </table:table>
      <text:p text:style-name="Text_20_body"/>
      <text:h text:style-name="Heading_20_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Table_20_Contents">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45844934417974" text:continue-numbering="true" text:style-name="L1">
              <text:list-header>
                <text:p text:style-name="P1">Множество последовательных пробелов заменяется на единственный</text:p>
              </text:list-header>
            </text:list>
          </table:table-cell>
          <table:table-cell table:style-name="Таблица2.C2" office:value-type="string">
            <text:p text:style-name="Table_20_Contents">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Table_20_Contents">Publishing.Correction.executeRemoveBadCharacters</text:p>
          </table:table-cell>
        </table:table-row>
        <text:soft-page-break/>
        <table:table-row>
          <table:table-cell table:style-name="Таблица2.A2" office:value-type="string">
            <text:p text:style-name="Table_20_Contents">_!</text:p>
          </table:table-cell>
          <table:table-cell table:style-name="Таблица2.A2" office:value-type="string">
            <text:list xml:id="list145844230070194" text:continue-numbering="true" text:style-name="L1">
              <text:list-header>
                <text:p text:style-name="P1">Удаляются пробелы перед знаками пунктуации</text:p>
              </text:list-header>
            </text:list>
          </table:table-cell>
          <table:table-cell table:style-name="Таблица2.C2" office:value-type="string">
            <text:p text:style-name="Table_20_Contents">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45845271879813" text:continue-numbering="true" text:style-name="L1">
              <text:list-header>
                <text:p text:style-name="P1">Тире между цифрами заменяется на цифровое тире</text:p>
              </text:list-header>
            </text:list>
          </table:table-cell>
          <table:table-cell table:style-name="Таблица2.C2" office:value-type="string">
            <text:p text:style-name="Table_20_Contents">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45844546592361" text:continue-numbering="true" text:style-name="L1">
              <text:list-header>
                <text:p text:style-name="P1">Тире между словами заменяется на среднее тире</text:p>
              </text:list-header>
            </text:list>
          </table:table-cell>
          <table:table-cell table:style-name="Таблица2.C2" office:value-type="string">
            <text:p text:style-name="Table_20_Contents">Publishing.Correction.executeReplaceLongDashWithSpacesBetweenWords</text:p>
          </table:table-cell>
        </table:table-row>
        <table:table-row>
          <table:table-cell table:style-name="Таблица2.A2" office:value-type="string">
            <text:p text:style-name="Table_20_Contents">(_</text:p>
          </table:table-cell>
          <table:table-cell table:style-name="Таблица2.A2" office:value-type="string">
            <text:list xml:id="list145845406633436" text:continue-numbering="true" text:style-name="L1">
              <text:list-header>
                <text:p text:style-name="P1">Пробелы после открывания скобок или кавычек удаляются</text:p>
              </text:list-header>
            </text:list>
          </table:table-cell>
          <table:table-cell table:style-name="Таблица2.C2" office:value-type="string">
            <text:p text:style-name="Table_20_Contents">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45845890800504" text:continue-numbering="true" text:style-name="L1">
              <text:list-header>
                <text:p text:style-name="P1">Пробел между фамилией и последующими инициалами заменяется на неразрывный</text:p>
              </text:list-header>
            </text:list>
          </table:table-cell>
          <table:table-cell table:style-name="Таблица2.C2" office:value-type="string">
            <text:p text:style-name="Table_20_Contents">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45845298030521" text:continue-numbering="true" text:style-name="L1">
              <text:list-header>
                <text:p text:style-name="P1">Пробел между инициалами и последующей фамилией заменяется на неразрывный</text:p>
              </text:list-header>
            </text:list>
          </table:table-cell>
          <table:table-cell table:style-name="Таблица2.C2" office:value-type="string">
            <text:p text:style-name="Table_20_Contents">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45844963658759" text:continue-numbering="true" text:style-name="L1">
              <text:list-header>
                <text:p text:style-name="P1">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Table_20_Contents">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45844662258080" text:continue-numbering="true" text:style-name="L1">
              <text:list-header>
                <text:p text:style-name="P1">Пробел между с. 7 и т. 7 заменяется на неразрывный</text:p>
              </text:list-header>
            </text:list>
          </table:table-cell>
          <table:table-cell table:style-name="Таблица2.C2" office:value-type="string">
            <text:p text:style-name="Table_20_Contents">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45844907353141" text:continue-numbering="true" text:style-name="L1">
              <text:list-header>
                <text:p text:style-name="P1">Пробел между том. 7 заменяется на неразрывный</text:p>
              </text:list-header>
            </text:list>
          </table:table-cell>
          <table:table-cell table:style-name="Таблица2.C2" office:value-type="string">
            <text:p text:style-name="Table_20_Contents">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45845499516973" text:continue-numbering="true" text:style-name="L1">
              <text:list-header>
                <text:p text:style-name="P1">Пробелы между с. 7 и серия 7 заменяются на неразрывные</text:p>
              </text:list-header>
            </text:list>
          </table:table-cell>
          <table:table-cell table:style-name="Таблица2.C2" office:value-type="string">
            <text:p text:style-name="Table_20_Contents">Publishing.Correction.execut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45844483934817" text:continue-numbering="true" text:style-name="L1">
              <text:list-header>
                <text:p text:style-name="P1">Пробелы между ч. 7 и часть 7 заменяются на неразрывные</text:p>
              </text:list-header>
            </text:list>
          </table:table-cell>
          <table:table-cell table:style-name="Таблица2.C2" office:value-type="string">
            <text:p text:style-name="Table_20_Contents">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45845868200299" text:continue-numbering="true" text:style-name="L1">
              <text:list-header>
                <text:p text:style-name="P1">Пробел между 1917 г. Заменяется на неразрывный, а при отсутсвии вставляется</text:p>
              </text:list-header>
            </text:list>
          </table:table-cell>
          <table:table-cell table:style-name="Таблица2.C2" office:value-type="string">
            <text:p text:style-name="Table_20_Contents">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Table_20_Contents">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45844766426330" text:continue-list="list145845868200299" text:style-name="L1">
              <text:list-item text:start-value="1">
                <text:p text:style-name="P1"><text:soft-page-break/>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2.C2" office:value-type="string">
            <text:p text:style-name="Table_20_Contents">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Table_20_Contents">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Table_20_Contents">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Table_20_Contents">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Table_20_Contents">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Table_20_Contents">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Table_20_Contents">Publishing.CleanManualFormat.NotesCleanStyle</text:p>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9H34M45S</meta:editing-duration>
    <meta:editing-cycles>520</meta:editing-cycles>
    <meta:generator>LibreOffice/5.4.4.2$Linux_X86_64 LibreOffice_project/2524958677847fb3bb44820e40380acbe820f960</meta:generator>
    <dc:date>2018-06-20T14:58:43.650015238</dc:date>
    <meta:document-statistic meta:table-count="2" meta:image-count="0" meta:object-count="0" meta:page-count="4" meta:paragraph-count="135" meta:word-count="905" meta:character-count="7571" meta:non-whitespace-character-count="6801"/>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Times New Roman"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o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executeGothToArabicD

Dim SrchAttributes(0) as new com.sun.star.beans.PropertyValue
Dim ReplAttributes(0) as new com.sun.star.beans.PropertyValue
SrchAttributes(0).Name = "CharFontName"
SrchAttributes(0).Value = "WL LatinAllIn1Goth"
ReplAttributes(0).Name = "CharFontName"
ReplAttributes(0).Value = "ArabicD"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ArabicD"
SearchString = "\uF0F1"
oReplaceString = "́"
ReplaceFormatting(SearchString,oReplaceString,SrchAttributes,ReplAttributes, false)
ReplaceFormatting(SearchString,oReplaceString,SrchAttributes,ReplAttributes, true)

substituteCharNameInStyles( "WL LatinAllIn1Goth","ArabicD")
End Sub

Sub executeArabicDToGoth
Dim SrchAttributes(0) as new com.sun.star.beans.PropertyValue
Dim ReplAttributes(0) as new com.sun.star.beans.PropertyValue
SrchAttributes(0).Name = "CharFontName"
SrchAttributes(0).Value = "ArabicD"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ArabicD","WL LatinAllIn1Goth")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ubstituteCharNameInStyles(oldFont,newFont)
Dim oDoc as Object
Dim fontNames As String
fontNames = ""
oDoc = ThisComponent
oFamilies = thiscomponent.StyleFamilies
sElements() = oFamilies.getElementNames()
For i = 0 to uBound(sElements()) -5
  oFamily = oFamilies.getByName(sElements(i))
nameff = sElements(i)
  For j = 0 to oFamily.getCount -1
    oStyle = oFamily.getByIndex(j)
    fontName = oStyle.CharFontName
    fontNames = fontNames + fontName
    If fontName = oldFont Then
    oStyle.CharFontName = newFont

    Endif

  
  Next
Next
End Sub


Sub TimesArabicToAriabicD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End Sub


Sub searchAndReplaceDiffFonts(badSymbol As String,firstPart  As String,secondPart  As String)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As Object 
Dim oViewCursor As Object
Dim lineIndent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Toolbar"
toolbarDescription = "Панель исправлений"
CreateWriterToolbar(toolbarName,toolbarDescription)
End Sub

Sub createCorrectionToolbarForEditors
Dim toolbarName$
Dim tollbarDescription$

toolbarName = "correctionToolbar"
toolbarDescription = "Панель исправлений"
CreateWriterEditorToolbar(toolbarName,toolbarDescription)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Create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 sCmdID   = "vnd.sun.star.script:Publishing.Correction.executeRemoveConsequentSpaces?language=Basic&amp;location=application"
 ' sCmdLable = "__"
 ' nCount = 0
 ' oToolbarItem = CreateSimpleToolbarItem( sCmdID, sCmdLable )
 ' oTBSettings.insertByIndex( nCount, oToolbarItem )
  
  sCmdID   = "vnd.sun.star.script:Publishing.Correction.executeRemoveBadCharacters?language=Basic&amp;location=application"
  sCmdLable = "!UTF"
  nCount = 0
  oToolbarItem = CreateSimpleToolbarItem( sCmdID, sCmdLable )
  oTBSettings.insertByIndex( nCount, oToolbarItem )
  
 ' sCmdID   = "vnd.sun.star.script:Publishing.Correction.executeRemoveSpacesBeforeStops?language=Basic&amp;location=application"
 ' sCmdLable = "_!"
 ' nCount = 2
 ' oToolbarItem = CreateSimpleToolbarItem( sCmdID, sCmdLable )
 ' oTBSettings.insertByIndex( nCount, oToolbarItem )
  
 ' sCmdID   = "vnd.sun.star.script:Publishing.Correction.executeNumericDashBetweenNumbers?language=Basic&amp;location=application"
 ' sCmdLable = "№-№"
 ' nCount = 3
 ' oToolbarItem = CreateSimpleToolbarItem( sCmdID, sCmdLable )
 ' oTBSettings.insertByIndex( nCount, oToolbarItem )
  
 ' sCmdID   = "vnd.sun.star.script:Publishing.Correction.executeReplaceLongDashWithSpacesBetweenWords?language=Basic&amp;location=application"
 ' sCmdLable = "а — а"
 ' nCount = 4
 ' oToolbarItem = CreateSimpleToolbarItem( sCmdID, sCmdLable )
 ' oTBSettings.insertByIndex( nCount, oToolbarItem )
  
 ' sCmdID   = "vnd.sun.star.script:Publishing.Correction.executeRemoveSpacesAfterOpenedQuoteOrBracket?language=Basic&amp;location=application"
 ' sCmdLable = "(_"
 ' nCount = 5
 ' oToolbarItem = CreateSimpleToolbarItem( sCmdID, sCmdLable )
 ' oTBSettings.insertByIndex( nCount, oToolbarItem )
  
 ' sCmdID   = "vnd.sun.star.script:Publishing.Correction.executeNonBreakingSpaceBetweenLastnameAndInitials?language=Basic&amp;location=application"
 ' sCmdLable = "Фам_И.О."
 ' nCount = 6
 ' oToolbarItem = CreateSimpleToolbarItem( sCmdID, sCmdLable )
 ' oTBSettings.insertByIndex( nCount, oToolbarItem )
  
 ' sCmdID   = "vnd.sun.star.script:Publishing.Correction.executeNonBreakingSpaceBetweenInitialsAndLastName?language=Basic&amp;location=application"
 ' sCmdLable = "И.О._Фам"
 ' nCount = 7
 ' oToolbarItem = CreateSimpleToolbarItem( sCmdID, sCmdLable )
 ' oTBSettings.insertByIndex( nCount, oToolbarItem )
  
 ' sCmdID   = "vnd.sun.star.script:Publishing.Correction.executeNonBreakingSpaceBetweenEtc?language=Basic&amp;location=application"
 ' sCmdLable = "и_т._д."
 ' nCount = 8
 ' oToolbarItem = CreateSimpleToolbarItem( sCmdID, sCmdLable )
 ' oTBSettings.insertByIndex( nCount, oToolbarItem )
  
''  sCmdID   = "vnd.sun.star.script:Publishing.Correction.executeNonBreakingSpaceAfterPageOrVolume?language=Basic&amp;location=application"
''  sCmdLable = "c|том"
''  nCount = 9
''  oToolbarItem = CreateSimpleToolbarItem( sCmdID, sCmdLable )
''  oTBSettings.insertByIndex( nCount, oToolbarItem )
  
'  sCmdID   = "vnd.sun.star.script:Publishing.Correction.executeNonBreakingSpaceBetweenVol?language=Basic&amp;location=application"
'  sCmdLable = "т._№"
'  nCount = 9
'  oToolbarItem = CreateSimpleToolbarItem( sCmdID, sCmdLable )
'  oTBSettings.insertByIndex( nCount, oToolbarItem )
  
'  sCmdID   = "vnd.sun.star.script:Publishing.Correction.executeNonBreakingSpaceBetweenSeries?language=Basic&amp;location=application"
'  sCmdLable = "с._№"
'  nCount = 10
'  oToolbarItem = CreateSimpleToolbarItem( sCmdID, sCmdLable )
'  oTBSettings.insertByIndex( nCount, oToolbarItem )

'  sCmdID   = "vnd.sun.star.script:Publishing.Correction.executeNonBreakingSpaceBetweenPart?language=Basic&amp;location=application"
'  sCmdLable = "ч._№"
'  nCount = 11
'  oToolbarItem = CreateSimpleToolbarItem( sCmdID, sCmdLable )
'  oTBSettings.insertByIndex( nCount, oToolbarItem )
  
'    sCmdID   = "vnd.sun.star.script:Publishing.Correction.executeNonBreakingSpaceBetweenYear?language=Basic&amp;location=application"
'  sCmdLable = "г._№"
'  nCount = 12
'  oToolbarItem = CreateSimpleToolbarItem( sCmdID, sCmdLable )
'  oTBSettings.insertByIndex( nCount, oToolbarItem )
  
 ' 'sCmdID   = "vnd.sun.star.script:Publishing.Correction.executeNonBreakingSpaceBetweenPageNum?language=Basic&amp;location=application"
 ' 'sCmdLable = "с._№"
 ' 'nCount = 14
 ' 'oToolbarItem = CreateSimpleToolbarItem( sCmdID, sCmdLable )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pageBreaks.executeShrinkPageContent?language=Basic&amp;location=application"
  sCmdLable = "Разрыв со сжатием"
  nCount = 2
  oToolbarItem = CreateSimpleToolbarItem( sCmdID, sCmdLable )
  oTBSettings.insertByIndex( nCount, oToolbarItem )
  
    sCmdID   = "vnd.sun.star.script:Publishing.pageBreaks.executeSplitPages?language=Basic&amp;location=application"
  sCmdLable = "Разрыв"
  nCount = 3
  oToolbarItem = CreateSimpleToolbarItem( sCmdID, sCmdLable )
  oTBSettings.insertByIndex( nCount, oToolbarItem )

  sCmdID   = "vnd.sun.star.script:Publishing.Correction.executeMakeMeHappy?language=Basic&amp;location=application"
  sCmdLable = "Ошибки"
  nCount = 4
  oToolbarItem = CreateSimpleToolbarItem( sCmdID, sCmdLable )
  oTBSettings.insertByIndex( nCount, oToolbarItem )
  
  sCmdID   = "vnd.sun.star.script:Publishing.CleanManualFormat.executeClean?language=Basic&amp;location=application"
  sCmdLable = "Формат"
  nCount = 5
  oToolbarItem = CreateSimpleToolbarItem( sCmdID, sCmdLable )
  oTBSettings.insertByIndex( nCount, oToolbarItem )
  
  sCmdID   = "vnd.sun.star.script:Publishing.Correction.executeGothToArabicD?language=Basic&amp;location=application"
  sCmdLable = "Goth2ArabicD"
  nCount = 6
  oToolbarItem = CreateSimpleToolbarItem( sCmdID, sCmdLable )
  oTBSettings.insertByIndex( nCount, oToolbarItem )
  
  sCmdID   = "vnd.sun.star.script:Publishing.Correction.executeArabicDToGoth?language=Basic&amp;location=application"
  sCmdLable = "ArabicD2Goth"
  nCount = 7
  oToolbarItem = CreateSimpleToolbarItem( sCmdID, sCmdLable )
  oTBSettings.insertByIndex( nCount, oToolbarItem )
  
  sCmdID   = "vnd.sun.star.script:Publishing.unusedStyles.executeRemoveUnusedStyles?language=Basic&amp;location=application"
  sCmdLable = "Пустые стили"
  nCount = 8
  oToolbarItem = CreateSimpleToolbarItem( sCmdID, sCmdLable )
  oTBSettings.insertByIndex( nCount, oToolbarItem )
  
  sCmdID   = "vnd.sun.star.script:Publishing.CleanManualFormat.executeReplaceFonts?language=Basic&amp;location=application"
  sCmdLable = "ШрифтыВстили"
  nCount = 9
  oToolbarItem = CreateSimpleToolbarItem( sCmdID, sCmdLable )
  oTBSettings.insertByIndex( nCount, oToolbarItem )
  
  sCmdID   = "vnd.sun.star.script:Publishing.CleanManualFormat.NotesCleanStyle?language=Basic&amp;location=application"
  sCmdLable = "СтилиСносок"
  nCount = 10
  oToolbarItem = CreateSimpleToolbarItem( sCmdID, sCmdLable )
  oTBSettings.insertByIndex( nCount, oToolbarItem )
  
  sCmdID   = "vnd.sun.star.script:Publishing.Indd.executeInsertINDDPageBreaks?language=Basic&amp;location=application"
  sCmdLable = "Indd"
  nCount = 11
  oToolbarItem = CreateSimpleToolbarItem( sCmdID, sCmdLable )
  oTBSettings.insertByIndex( nCount, oToolbarItem )
  
  sCmdID   = "vnd.sun.star.script:Publishing.Indd.CreateBidirectionalLink?language=Basic&amp;location=application"
  sCmdLable = "CreateBidirectionalLink"
  nCount = 12
  oToolbarItem = CreateSimpleToolbarItem( sCmdID, sCmdLable )
  oTBSettings.insertByIndex( nCount, oToolbarItem )
  
  sCmdID   = "vnd.sun.star.script:Publishing.Correction.TimesArabicToAriabicD?language=Basic&amp;location=application"
  sCmdLable = "TimesArabicToArabicD"
  nCount = 13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Create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sCmdID   = "vnd.sun.star.script:Publishing.Correction.executeGothToArabicD?language=Basic&amp;location=application"
  sCmdLable = "Goth2ArabicD"
  nCount = 5
  oToolbarItem = CreateSimpleToolbarItem( sCmdID, sCmdLable )
  oTBSettings.insertByIndex( nCount, oToolbarItem )
  
  sCmdID   = "vnd.sun.star.script:Publishing.Correction.executeArabicDToGoth?language=Basic&amp;location=application"
  sCmdLable = "ArabicD2Goth"
  nCount = 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pageBreaks.xml><?xml version="1.0" encoding="utf-8"?>
<!DOCTYPE module  PUBLIC '-//OpenOffice.org//DTD OfficeDocument 1.0//EN'  'module.dtd'>
<script:module xmlns:script="http://openoffice.org/2000/script" script:name="pageBreaks" script:language="StarBasic">
Sub Execute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Execute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library>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